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EF000000F2ED4F5C8034DAB3A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7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9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333cm"/>
      <style:paragraph-properties style:writing-mode="lr-tb"/>
    </style:style>
    <style:style style:name="gr11" style:family="graphic" style:parent-style-name="standard">
      <style:graphic-properties draw:fill-color="#ffff00" draw:textarea-vertical-align="middle" draw:auto-grow-height="fals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837cm"/>
      <style:paragraph-properties style:writing-mode="lr-tb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2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>
      <style:graphic-properties draw:textarea-horizontal-align="justify" draw:textarea-vertical-align="middle" draw:auto-grow-height="false" fo:min-height="12.95cm" fo:min-width="5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409cm"/>
      <style:paragraph-properties style:writing-mode="lr-tb"/>
    </style:style>
    <style:style style:name="gr38" style:family="graphic" style:parent-style-name="standard">
      <style:graphic-properties svg:stroke-color="#ff8000" draw:fill-color="#ffffd7" draw:textarea-horizontal-align="justify" draw:textarea-vertical-align="top" draw:auto-grow-height="false" fo:min-height="4.862cm" fo:min-width="4.0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276cm"/>
      <style:paragraph-properties style:writing-mode="lr-tb"/>
    </style:style>
    <style:style style:name="gr4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2" style:family="paragraph">
      <loext:graphic-properties draw:fill-color="#ffffd7"/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6f9d4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style:font-name="Linux Biolinum G1" fo:font-size="24pt" fo:language="en" fo:country="US" fo:font-weight="bold" style:font-size-asian="18pt" style:font-size-complex="18pt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8d281e" loext:opacity="100%" style:font-name="Linux Biolinum G1" fo:font-size="24pt" fo:language="en" fo:country="US" fo:font-weight="bold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d7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color="#c9211e" loext:opacity="100%" style:font-name="Linux Biolinum G1" fo:font-size="24pt" fo:language="en" fo:country="US" fo:font-weight="bold" style:font-size-asian="18pt" style:font-size-complex="18pt"/>
    </style:style>
    <style:style style:name="T4" style:family="text">
      <style:text-properties fo:color="#8d281e" loext:opacity="100%" style:font-name="Linux Biolinum G1" fo:font-size="24pt" fo:language="en" fo:country="US" fo:font-weight="bold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1cm" svg:height="1.6cm" svg:x="1.335cm" svg:y="7.135cm">
          <text:p text:style-name="P1"><text:span text:style-name="T1">The Mus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9.735cm">
          <text:p text:style-name="P1"><text:span text:style-name="T1">Joobl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12.435cm">
          <text:p text:style-name="P1"><text:span text:style-name="T1">Google </text:span></text:p>
          <text:p text:style-name="P1"><text:span text:style-name="T1">Cloud 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7.935cm" svg:x2="8.535cm" svg:y2="10.635cm">
          <text:p text:style-name="P3"><text:span text:style-name="T2">REST</text:span></text:p>
        </draw:line>
        <draw:line draw:style-name="gr2" draw:text-style-name="P4" draw:layer="layout" svg:x1="5.435cm" svg:y1="10.635cm" svg:x2="8.435cm" svg:y2="10.635cm">
          <text:p text:style-name="P3"><text:span text:style-name="T2">REST</text:span></text:p>
        </draw:line>
        <draw:line draw:style-name="gr2" draw:text-style-name="P4" draw:layer="layout" svg:x1="5.435cm" svg:y1="13.235cm" svg:x2="8.535cm" svg:y2="10.635cm">
          <text:p text:style-name="P3"><text:span text:style-name="T2">REST/gRPC</text:span></text:p>
        </draw:line>
        <draw:line draw:style-name="gr3" draw:text-style-name="P5" draw:layer="layout" svg:x1="5.135cm" svg:y1="16.935cm" svg:x2="5.235cm" svg:y2="16.935cm">
          <text:p/>
        </draw:line>
        <draw:custom-shape draw:style-name="gr4" draw:text-style-name="P1" xml:id="id1" draw:id="id1" draw:layer="layout" svg:width="4.9cm" svg:height="1.9cm" svg:x="8.535cm" svg:y="9.735cm">
          <text:p text:style-name="P1"><text:span text:style-name="T1">Grabber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435cm" svg:y1="10.685cm" svg:x2="16.035cm" svg:y2="10.685cm" draw:start-shape="id1" draw:start-glue-point="7" draw:end-shape="id2" draw:end-glue-point="5" svg:d="M13435 10685h2600" svg:viewBox="0 0 2601 1">
          <text:p/>
        </draw:connector>
        <draw:custom-shape draw:style-name="gr6" draw:text-style-name="P7" draw:layer="layout" svg:width="5.5cm" svg:height="3.4cm" svg:x="22.535cm" svg:y="8.235cm">
          <text:p text:style-name="P6">Domain </text:p>
          <text:p text:style-name="P6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5cm" svg:height="3.9cm" svg:x="23.035cm" svg:y="1.535cm">
          <text:p text:style-name="P6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0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1" draw:layer="layout" svg:width="8.833cm" svg:height="1.216cm" svg:x="0.819cm" svg:y="0.835cm">
          <draw:text-box>
            <text:p><text:span text:style-name="T3">US Job Seeker Project</text:span></text:p>
          </draw:text-box>
        </draw:frame>
        <draw:custom-shape draw:style-name="gr11" draw:text-style-name="P12" draw:layer="layout" svg:width="0.5cm" svg:height="1.9cm" svg:x="10.335cm" svg:y="7.8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13" draw:layer="layout" svg:width="9.337cm" svg:height="1.216cm" svg:x="0.82cm" svg:y="2.035cm">
          <draw:text-box>
            <text:p><text:span text:style-name="T4">Components Overview</text:span></text:p>
          </draw:text-box>
        </draw:frame>
        <draw:custom-shape draw:style-name="gr1" draw:text-style-name="P2" draw:layer="layout" svg:width="4.1cm" svg:height="1.6cm" svg:x="1.336cm" svg:y="15.235cm">
          <text:p text:style-name="P1"><text:span text:style-name="T1">GraphQL</text:span></text:p>
          <text:p text:style-name="P1"><text:span text:style-name="T1">.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16.035cm" svg:x2="8.436cm" svg:y2="10.647cm">
          <text:p text:style-name="P3"><text:span text:style-name="T2">GraphQL</text:span></text:p>
        </draw:line>
        <draw:frame draw:name="Database" draw:style-name="gr13" draw:text-style-name="P15" draw:layer="layout" svg:width="3.879cm" svg:height="3.4cm" svg:x="12.556cm" svg:y="13.835cm">
          <draw:image xlink:href="Pictures/10000201000000EF000000F2ED4F5C8034DAB3A5.png" xlink:type="simple" xlink:show="embed" xlink:actuate="onLoad" draw:mime-type="image/png">
            <text:p text:style-name="P14">INBOX</text:p>
            <text:p text:style-name="P14">(NoSQL)</text:p>
          </draw:image>
        </draw:frame>
        <draw:frame draw:name="Database_0" draw:style-name="gr14" draw:text-style-name="P15" draw:layer="layout" svg:width="5.058cm" svg:height="3.675cm" svg:x="19.435cm" svg:y="13.935cm">
          <draw:image xlink:href="Pictures/10000201000000EF000000F2ED4F5C8034DAB3A5.png" xlink:type="simple" xlink:show="embed" xlink:actuate="onLoad" draw:mime-type="image/png">
            <text:p text:style-name="P14">Analytical DB</text:p>
          </draw:image>
        </draw:frame>
        <draw:path draw:name="pen-arrow-right" draw:style-name="gr15" draw:text-style-name="P16" draw:layer="layout" svg:width="2.699cm" svg:height="3.999cm" draw:transform="rotate (-3.14159265358979) translate (12.5349607228143cm 15.735cm)" svg:viewBox="0 0 2700 4000" svg:d="M2671 3612c74-905 161-2864-1851-2684-15 8-61 163-129 286 1283-36 1977 482 1854 2786 0 0 124-356 126-388zM806 1611c2-3-556-356-660-616 99-135 597-702 608-717 7-9 117-295 105-277-55 80-709 823-725 852-8 15-108 303-134 355 9 137 689 691 691 691 1 0 110-279 115-288z">
          <text:p/>
        </draw:path>
        <draw:path draw:name="pen-curved-arrow" draw:style-name="gr16" draw:text-style-name="P16" draw:layer="layout" svg:width="6.899cm" svg:height="2.352cm" svg:x="14.935cm" svg:y="11.535cm" svg:viewBox="0 0 6900 2353" svg:d="M4790 1533c-14-13-239-229-244-233-2-3 1121 566 1395 690 82-735-244-1132-234-1126 29 21 320 165 513 933 12-23 391-782 394-785 9 9 286 275 286 278 0 4-557 1062-560 1063-178-110-1523-791-1550-820zM0 1970c2-15 51-713 136-917 177-577 871-1119 2596-1046 2474 133 2995 871 2978 858-166-123-829-381-2125-576-2961-355-3171 632-3299 1295-16 108 7 660 6 660-1 1-244-229-292-274z">
          <text:p/>
        </draw:path>
        <draw:custom-shape draw:style-name="gr4" draw:text-style-name="P1" xml:id="id2" draw:id="id2" draw:layer="layout" svg:width="4.9cm" svg:height="1.9cm" svg:x="16.035cm" svg:y="9.735cm">
          <text:p text:style-name="P1"><text:span text:style-name="T1">Jobs Analy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name="start-event-timer">
          <draw:path draw:style-name="gr17" draw:text-style-name="P17" draw:layer="layout" svg:width="1cm" svg:height="1cm" svg:x="10.235cm" svg:y="6.835cm" svg:viewBox="0 0 1001 1001" svg:d="M1001 501c0-276-225-501-502-501-276 0-499 225-499 501s223 500 499 500c277 0 502-224 502-500z">
            <text:p/>
          </draw:path>
          <draw:g>
            <draw:path draw:style-name="gr18" draw:text-style-name="P17" draw:layer="layout" svg:width="0.72cm" svg:height="0.72cm" svg:x="10.375cm" svg:y="6.975cm" svg:viewBox="0 0 721 721" svg:d="M721 360c0-199-162-360-361-360-198 0-360 161-360 360 0 200 162 361 360 361 199 0 361-161 361-361z">
              <text:p/>
            </draw:path>
            <draw:line draw:style-name="gr19" draw:text-style-name="P17" draw:layer="layout" svg:x1="11.035cm" svg:y1="7.324cm" svg:x2="11.085cm" svg:y2="7.324cm">
              <text:p/>
            </draw:line>
            <draw:polyline draw:style-name="gr20" draw:text-style-name="P17" draw:layer="layout" svg:width="0.204cm" svg:height="0.398cm" svg:x="10.73cm" svg:y="7.025cm" svg:viewBox="0 0 205 399" draw:points="105,0 0,310 205,399">
              <text:p/>
            </draw:polyline>
            <draw:line draw:style-name="gr21" draw:text-style-name="P17" draw:layer="layout" svg:x1="10.385cm" svg:y1="7.324cm" svg:x2="10.435cm" svg:y2="7.324cm">
              <text:p/>
            </draw:line>
            <draw:line draw:style-name="gr22" draw:text-style-name="P17" draw:layer="layout" svg:x1="10.735cm" svg:y1="7.696cm" svg:x2="10.735cm" svg:y2="7.646cm">
              <text:p/>
            </draw:line>
            <draw:line draw:style-name="gr23" draw:text-style-name="P17" draw:layer="layout" svg:x1="10.735cm" svg:y1="7.025cm" svg:x2="10.735cm" svg:y2="6.975cm">
              <text:p/>
            </draw:line>
          </draw:g>
        </draw:g>
        <draw:g draw:name="data-object">
          <draw:polygon draw:style-name="gr24" draw:text-style-name="P18" draw:layer="layout" svg:width="1.249cm" svg:height="1.5cm" svg:x="9.735cm" svg:y="13.635cm" svg:viewBox="0 0 1250 1501" draw:points="0,0 0,1501 1250,1501 1250,501 750,501 749,0">
            <text:p/>
          </draw:polygon>
          <draw:polygon draw:style-name="gr25" draw:text-style-name="P17" draw:layer="layout" svg:width="0.499cm" svg:height="0.5cm" svg:x="10.485cm" svg:y="13.635cm" svg:viewBox="0 0 500 501" draw:points="500,501 0,0 0,501">
            <text:p/>
          </draw:polygon>
        </draw:g>
        <draw:g draw:name="pen-arrow-left">
          <draw:path draw:style-name="gr26" draw:text-style-name="P16" draw:layer="layout" svg:width="1.864cm" svg:height="0.33cm" draw:transform="skewX (-0.106290551446455) rotate (-1.9092156687566) translate (24.6481089761741cm 12.1963811729808cm)" svg:viewBox="0 0 1865 331" svg:d="M1865 91c0-1 0-1-1 0-366 11-1268 57-1835-91-7 60-20 153-29 222 566-2 1282-34 1821 109 12-48 38-203 44-239 0-1 0-1 0-1z">
            <text:p/>
          </draw:path>
          <draw:path draw:style-name="gr27" draw:text-style-name="P16" draw:layer="layout" svg:width="0.984cm" svg:height="1.515cm" draw:transform="skewX (-0.112050137978036) rotate (-1.91148459678419) translate (25.5138485624466cm 11.8352987404408cm)" svg:viewBox="0 0 985 1516" svg:d="M263 831c220-170 498-406 669-588 23-78 37-175 53-243-317 472-776 620-930 685-15 61-36 140-55 193 336 117 622 402 915 638 21-74 42-155 62-232-240-169-489-297-714-453z">
            <text:p/>
          </draw:path>
        </draw:g>
        <draw:g draw:name="type-service">
          <draw:polygon draw:style-name="gr28" draw:text-style-name="P17" draw:layer="layout" svg:width="0.493cm" svg:height="0.416cm" svg:x="12.70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29" draw:text-style-name="P17" draw:layer="layout" svg:width="0.167cm" svg:height="0.142cm" svg:x="12.868cm" svg:y="11.142cm" svg:viewBox="0 0 168 143" svg:d="M168 71c0-38-38-71-84-71s-84 33-84 71c0 40 38 72 84 72s84-32 84-72z">
            <text:p/>
          </draw:path>
          <draw:polygon draw:style-name="gr30" draw:text-style-name="P17" draw:layer="layout" svg:width="0.493cm" svg:height="0.414cm" svg:x="12.84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1" draw:text-style-name="P17" draw:layer="layout" svg:width="0.169cm" svg:height="0.142cm" svg:x="13.004cm" svg:y="11.256cm" svg:viewBox="0 0 170 143" svg:d="M170 71c0-39-38-71-85-71s-85 32-85 71c0 40 38 72 85 72s85-32 85-72z">
            <text:p/>
          </draw:path>
        </draw:g>
        <draw:g draw:name="type-service_0">
          <draw:polygon draw:style-name="gr32" draw:text-style-name="P17" draw:layer="layout" svg:width="0.493cm" svg:height="0.416cm" svg:x="20.23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33" draw:text-style-name="P17" draw:layer="layout" svg:width="0.167cm" svg:height="0.142cm" svg:x="20.398cm" svg:y="11.142cm" svg:viewBox="0 0 168 143" svg:d="M168 71c0-38-38-71-84-71s-84 33-84 71c0 40 38 72 84 72s84-32 84-72z">
            <text:p/>
          </draw:path>
          <draw:polygon draw:style-name="gr34" draw:text-style-name="P17" draw:layer="layout" svg:width="0.493cm" svg:height="0.414cm" svg:x="20.37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5" draw:text-style-name="P17" draw:layer="layout" svg:width="0.169cm" svg:height="0.142cm" svg:x="20.534cm" svg:y="11.256cm" svg:viewBox="0 0 170 143" svg:d="M170 71c0-39-38-71-85-71s-85 32-85 71c0 40 38 72 85 72s85-32 85-72z">
            <text:p/>
          </draw:path>
        </draw:g>
      </draw:page>
      <draw:page draw:name="page2" draw:style-name="dp1" draw:master-page-name="Padrão">
        <draw:custom-shape draw:style-name="gr36" draw:text-style-name="P3" draw:layer="layout" svg:width="6.2cm" svg:height="13.2cm" svg:x="11.635cm" svg:y="4.23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8.833cm" svg:height="1.216cm" svg:x="0.819cm" svg:y="0.835cm">
          <draw:text-box>
            <text:p><text:span text:style-name="T3">US Job Seeker Project</text:span></text:p>
          </draw:text-box>
        </draw:frame>
        <draw:frame draw:style-name="gr37" draw:text-style-name="P13" draw:layer="layout" svg:width="8.909cm" svg:height="1.216cm" svg:x="0.82cm" svg:y="2.035cm">
          <draw:text-box>
            <text:p><text:span text:style-name="T4">Technology Overview</text:span></text:p>
          </draw:text-box>
        </draw:frame>
        <draw:custom-shape draw:style-name="gr38" draw:text-style-name="P19" draw:layer="layout" svg:width="5cm" svg:height="5.6cm" svg:x="5.935cm" svg:y="4.835cm">
          <text:p text:style-name="P6"><text:span text:style-name="T5">GrabberJob</text:span></text:p>
          <text:p text:style-name="P6"/>
          <text:p text:style-name="P6">AWS EC2</text:p>
          <text:p text:style-name="P6">Linux</text:p>
          <text:p text:style-name="P6">cron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cm" svg:height="5.6cm" svg:x="12.235cm" svg:y="4.835cm">
          <text:p text:style-name="P6"><text:span text:style-name="T5">Inbox DB</text:span></text:p>
          <text:p text:style-name="P6"/>
          <text:p text:style-name="P6">AWS</text:p>
          <text:p text:style-name="P6">Document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cm" svg:height="5.6cm" svg:x="18.635cm" svg:y="4.835cm">
          <text:p text:style-name="P6"><text:span text:style-name="T5">JobsAnalyzer</text:span></text:p>
          <text:p text:style-name="P6"/>
          <text:p text:style-name="P6">AWS EC2</text:p>
          <text:p text:style-name="P6">Linux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cm" svg:height="5.6cm" svg:x="5.835cm" svg:y="11.335cm">
          <text:p text:style-name="P6"><text:span text:style-name="T5">Micro-Services</text:span></text:p>
          <text:p text:style-name="P6"/>
          <text:p text:style-name="P6">AWS Lambda?</text:p>
          <text:p text:style-name="P6">Dock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cm" svg:height="5.6cm" svg:x="12.235cm" svg:y="11.335cm">
          <text:p text:style-name="P6"><text:span text:style-name="T5">Analytical DB</text:span></text:p>
          <text:p text:style-name="P6"/>
          <text:p text:style-name="P6">AWS</text:p>
          <text:p text:style-name="P6">MySQ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cm" svg:height="5.6cm" svg:x="18.635cm" svg:y="11.335cm">
          <text:p text:style-name="P6"><text:span text:style-name="T5">Web UI</text:span></text:p>
          <text:p text:style-name="P6"/>
          <text:p text:style-name="P6">AWS EC2?</text:p>
          <text:p text:style-name="P6">Linux?</text:p>
          <text:p text:style-name="P6">Python?</text:p>
          <text:p text:style-name="P6">Flask/Django?</text:p>
          <text:p text:style-name="P6">Plotly Dash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frame draw:style-name="gr10" draw:text-style-name="P11" draw:layer="layout" svg:width="8.833cm" svg:height="1.216cm" svg:x="0.819cm" svg:y="0.835cm">
          <draw:text-box>
            <text:p><text:span text:style-name="T3">US Job Seeker Project</text:span></text:p>
          </draw:text-box>
        </draw:frame>
        <draw:frame draw:style-name="gr39" draw:text-style-name="P13" draw:layer="layout" svg:width="10.776cm" svg:height="1.216cm" svg:x="0.82cm" svg:y="2.035cm">
          <draw:text-box>
            <text:p><text:span text:style-name="T4">GrabberJob Class Diagram</text:span></text:p>
          </draw:text-box>
        </draw:frame>
        <draw:custom-shape draw:name="ClassName" draw:style-name="gr40" draw:text-style-name="P21" xml:id="id3" draw:id="id3" draw:layer="layout" svg:width="4cm" svg:height="1.62cm" svg:x="13.085cm" svg:y="5.025cm">
          <text:p text:style-name="P20"><text:span text:style-name="T6">DataGrabber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41" draw:text-style-name="P21" xml:id="id4" draw:id="id4" draw:layer="layout" svg:width="4cm" svg:height="1.62cm" svg:x="10.735cm" svg:y="8.815cm">
          <text:p text:style-name="P20"><text:span text:style-name="T6">MuseDataGrabber</text:span></text:p>
          <draw:enhanced-geometry svg:viewBox="0 0 1000 404" draw:text-areas="0 0 1000 404" draw:type="NonPrimitive" draw:enhanced-path="M 1000 404 L 1000 0 0 0 0 404 Z"/>
        </draw:custom-shape>
        <draw:connector draw:style-name="gr42" draw:text-style-name="P22" draw:layer="layout" svg:x1="15.085cm" svg:y1="6.645cm" svg:x2="12.735cm" svg:y2="8.815cm" draw:start-shape="id3" draw:end-shape="id4" draw:end-glue-point="0" svg:d="M15085 6645v1086h-2350v1084" svg:viewBox="0 0 2351 2171">
          <text:p/>
        </draw:connector>
        <draw:custom-shape draw:name="ClassName_1" draw:style-name="gr43" draw:text-style-name="P21" xml:id="id5" draw:id="id5" draw:layer="layout" svg:width="4cm" svg:height="1.62cm" svg:x="15.435cm" svg:y="8.815cm">
          <text:p text:style-name="P20"><text:span text:style-name="T6">JoobleDataGrabber</text:span></text:p>
          <draw:enhanced-geometry svg:viewBox="0 0 1000 404" draw:text-areas="0 0 1000 404" draw:type="NonPrimitive" draw:enhanced-path="M 1000 404 L 1000 0 0 0 0 404 Z"/>
        </draw:custom-shape>
        <draw:connector draw:style-name="gr44" draw:text-style-name="P22" draw:layer="layout" svg:x1="15.085cm" svg:y1="6.645cm" svg:x2="17.435cm" svg:y2="8.815cm" draw:start-shape="id3" draw:start-glue-point="2" draw:end-shape="id5" draw:end-glue-point="0" svg:d="M15085 6645v1086h2350v1084" svg:viewBox="0 0 2351 2171">
          <text:p/>
        </draw:connector>
        <draw:connector draw:style-name="gr45" draw:text-style-name="P22" draw:layer="layout" svg:x1="13.085cm" svg:y1="5.835cm" svg:x2="6.643cm" svg:y2="5.835cm" draw:start-shape="id3" draw:start-glue-point="3" draw:end-shape="id6" draw:end-glue-point="1" svg:d="M13085 5835h-6442" svg:viewBox="0 0 6443 1">
          <text:p/>
        </draw:connector>
        <draw:custom-shape draw:name="ClassName_2" draw:style-name="gr46" draw:text-style-name="P21" xml:id="id6" draw:id="id6" draw:layer="layout" svg:width="4cm" svg:height="1.62cm" svg:x="2.643cm" svg:y="5.025cm">
          <text:p text:style-name="P20"><text:span text:style-name="T6">GrabberJob</text:span></text:p>
          <draw:enhanced-geometry svg:viewBox="0 0 1000 404" draw:text-areas="0 0 1000 404" draw:type="NonPrimitive" draw:enhanced-path="M 1000 404 L 1000 0 0 0 0 404 Z"/>
        </draw:custom-shape>
        <draw:custom-shape draw:name="ClassName_3" draw:style-name="gr47" draw:text-style-name="P21" draw:layer="layout" svg:width="4cm" svg:height="1.62cm" svg:x="20.874cm" svg:y="5.025cm">
          <text:p text:style-name="P20"><text:span text:style-name="T6">JSPConfig</text:span></text:p>
          <draw:enhanced-geometry svg:viewBox="0 0 1000 404" draw:text-areas="0 0 1000 404" draw:type="NonPrimitive" draw:enhanced-path="M 1000 404 L 1000 0 0 0 0 404 Z"/>
        </draw:custom-shape>
        <draw:custom-shape draw:name="ClassName_4" draw:style-name="gr48" draw:text-style-name="P21" draw:layer="layout" svg:width="4cm" svg:height="1.62cm" svg:x="2.643cm" svg:y="8.815cm">
          <text:p text:style-name="P20"><text:span text:style-name="T6">JSPDataSaver</text:span></text:p>
          <draw:enhanced-geometry svg:viewBox="0 0 1000 404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8:43:01.323000000</meta:creation-date>
    <dc:date>2021-04-24T18:30:30.686000000</dc:date>
    <meta:editing-duration>PT6H29M34S</meta:editing-duration>
    <meta:editing-cycles>7</meta:editing-cycles>
    <meta:generator>LibreOffice/7.1.2.2$Windows_X86_64 LibreOffice_project/8a45595d069ef5570103caea1b71cc9d82b2aae4</meta:generator>
    <meta:document-statistic meta:object-count="72"/>
  </office:meta>
</office:document-meta>
</file>